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719246917801768337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607624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599106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606934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791764930768022109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778948114334131461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325673124195803438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234036456541840677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1">time for 3.1 miles: 23:48 or 7:40.6/mile</text:p>
      <text:p text:style-name="P1">Splits: 7:54, 7:44, 7:30, 0:40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2"/>
      <text:p text:style-name="P2"><text:span text:style-name="T3">Sun Dec 30, 2018</text:span> 5.65 miles </text:p>
      <text:p text:style-name="P2">Warmup: <text:span text:style-name="T3">1 mile jog on roads and 1 mile on a Sportcentrum treadmill in 8:50,</text:span></text:p>
      <text:p text:style-name="P2"><text:span text:style-name="T3">rest about 4:00</text:span></text:p>
      <text:p text:style-name="P2">Run:<text:span text:style-name="T3"> <text:s/>After a 0.15 mile lead in, I did a 3 mile 142 bpm test. </text:span></text:p>
      <text:p text:style-name="P2"><text:span text:style-name="T3">Splits and pulses at the end of each mile: <text:s/>8:14 (142), 8:24 (142), 8:21 (142)</text:span></text:p>
      <text:p text:style-name="P2"><text:span text:style-name="T3">Compare splits to those on Dec 19, 2018. On average they are slightly lower today.</text:span></text:p>
      <text:list xml:id="list34595689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30T14:40:08.53</dc:date>
    <dc:creator>James  Lombardi</dc:creator>
    <meta:editing-duration>P7DT3H11M28S</meta:editing-duration>
    <meta:editing-cycles>601</meta:editing-cycles>
    <meta:generator>OpenOffice/4.1.2$Win32 OpenOffice.org_project/412m3$Build-9782</meta:generator>
    <meta:document-statistic meta:table-count="0" meta:image-count="0" meta:object-count="0" meta:page-count="13" meta:paragraph-count="328" meta:word-count="4418" meta:character-count="22117"/>
  </office:meta>
</office:document-meta>
</file>